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7.796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4.329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2.99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5.87cm" fo:break-before="auto" style:use-optimal-row-height="fals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6.528cm" fo:break-before="auto" style:use-optimal-row-height="false"/>
    </style:style>
    <style:style style:name="ro9" style:family="table-row">
      <style:table-row-properties style:row-height="4.764cm" fo:break-before="auto" style:use-optimal-row-height="fals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style:font-name-asian="ＭＳ Ｐゴシック" style:font-name-complex="Mang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ＭＳ Ｐゴシック" style:font-name-complex="Mangal"/>
    </style:style>
    <style:style style:name="ce5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cc"/>
    </style:style>
    <style:style style:name="T2" style:family="text">
      <style:text-properties style:use-window-font-color="true"/>
    </style:style>
    <style:style style:name="T3" style:family="text">
      <style:text-properties style:font-name="Arial" style:font-name-asian="ＭＳ Ｐゴシック" style:font-name-complex="Mangal"/>
    </style:style>
    <style:style style:name="T4" style:family="text">
      <style:text-properties fo:color="#000000" style:font-name="Arial" style:font-name-asian="ＭＳ Ｐゴシック" style:font-name-complex="Mangal"/>
    </style:style>
    <style:style style:name="T5" style:family="text">
      <style:text-properties fo:color="#0000cc" style:font-name="Arial" style:font-name-asian="ＭＳ Ｐゴシック" style:font-name-complex="Mangal"/>
    </style:style>
  </office:automatic-styles>
  <office:body>
    <office:spreadsheet>
      <table:table table:name="Test Plan Customize RFID Reader Fiel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table:number-columns-spanned="14" table:number-rows-spanned="1">
            <text:p>TEST PLAN :) - Customize fields of RFID reader data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fault RFID reader fields</text:p>
          </table:table-cell>
          <table:table-cell table:style-name="ce2" office:value-type="string">
            <text:p>1. Go to customize fields page and look at the RFID reader section</text:p>
          </table:table-cell>
          <table:table-cell table:style-name="ce2" office:value-type="string">
            <text:p>1. Must show the following fields:</text:p>
            <text:p/>
            <text:p>- ID</text:p>
            <text:p>- brand</text:p>
            <text:p>- model</text:p>
            <text:p>- description</text:p>
            <text:p>- location (warehouse)</text:p>
            <text:p>- door number</text:p>
            <text:p>- ip address</text:p>
            <text:p>- status</text:p>
            <text:p/>
            <text:p>2. all fields except ID can be edited or removed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dd a field</text:p>
          </table:table-cell>
          <table:table-cell table:style-name="ce3" office:value-type="string">
            <text:p>1. Go to customize fields page and look at the RFID reader section</text:p>
            <text:p>2. Click Submit button</text:p>
          </table:table-cell>
          <table:table-cell office:value-type="string">
            <text:p>1. Must not accept blank input and show notification with message <text:span text:style-name="T1">“Please fill out </text:span><text:span text:style-name="T1">this field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dd a field</text:p>
          </table:table-cell>
          <table:table-cell table:style-name="ce2" office:value-type="string">
            <text:p>1. Go to customize fields page and look at the RFID reader section</text:p>
            <text:p>2. Type “IP Address” in the input field</text:p>
            <text:p>3. Click Submit button</text:p>
          </table:table-cell>
          <table:table-cell office:value-type="string">
            <text:p>1. <text:span text:style-name="T2">Must show </text:span><text:span text:style-name="T2">confimation box </text:span><text:span text:style-name="T2">with message </text:span><text:span text:style-name="T1">“Do you want to </text:span><text:span text:style-name="T1">add [field </text:span><text:span text:style-name="T1">name] ?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dd a field</text:p>
          </table:table-cell>
          <table:table-cell table:style-name="ce2" office:value-type="string">
            <text:p>1. Go to customize fields page and look at the RFID reader section</text:p>
            <text:p>2. Type “IP Address” in the input field</text:p>
            <text:p>3. Click Submit button</text:p>
            <text:p>4. Click No</text:p>
          </table:table-cell>
          <table:table-cell office:value-type="string">
            <text:p>1. Must not accept the input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dd a field</text:p>
          </table:table-cell>
          <table:table-cell table:style-name="ce3" office:value-type="string">
            <text:p>1. Go to customize fields page and look at the RFID reader section</text:p>
            <text:p>2. Type “IP Address” in the input field</text:p>
            <text:p>3. Click Submit button</text:p>
            <text:p>4. Click Yes</text:p>
          </table:table-cell>
          <table:table-cell table:style-name="ce4" office:value-type="string">
            <text:p>1. Accepts the input and show notification with message “Field Successfully Added”</text:p>
            <text:p>2. IP Address is displayed in the list of RFID reader fields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d an existing field</text:p>
          </table:table-cell>
          <table:table-cell table:style-name="ce3" office:value-type="string">
            <text:p>1. Go to customize fields page and look at the RFID reader section</text:p>
            <text:p>2. Type “IP Address” in the input field</text:p>
            <text:p>3. Click Submit button</text:p>
          </table:table-cell>
          <table:table-cell office:value-type="string">
            <text:p>1. Must not accept the input and show notification with message <text:span text:style-name="T1">“Field </text:span><text:span text:style-name="T1">already exists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elete a field</text:p>
          </table:table-cell>
          <table:table-cell table:style-name="ce3" office:value-type="string">
            <text:p>1. Go to customize fields page and look at the RFID reader section</text:p>
            <text:p>2. Click the delete button beside “IP Address”</text:p>
          </table:table-cell>
          <table:table-cell table:style-name="ce4" office:value-type="string">
            <text:p><text:span text:style-name="T3">1. </text:span><text:span text:style-name="T4">Must show </text:span><text:span text:style-name="T4">confimation box </text:span><text:span text:style-name="T4">with message </text:span><text:span text:style-name="T5">“Are you sure </text:span><text:span text:style-name="T5">want to delete </text:span><text:span text:style-name="T5">[field name] ?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elete a field</text:p>
          </table:table-cell>
          <table:table-cell table:style-name="ce3" office:value-type="string">
            <text:p>1. Go to customize fields page and look at the RFID reader section</text:p>
            <text:p>2. Click the delete button beside “IP Address”</text:p>
            <text:p>3. Click No</text:p>
          </table:table-cell>
          <table:table-cell table:style-name="ce4" office:value-type="string">
            <text:p>1. IP Address is not deleted from the list of RFID reader fields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elete a field</text:p>
          </table:table-cell>
          <table:table-cell table:style-name="ce3" office:value-type="string">
            <text:p>1. Go to customize fields page and look at the RFID reader section</text:p>
            <text:p>2. Click the delete button beside “IP Address”</text:p>
            <text:p>3. Click Yes</text:p>
          </table:table-cell>
          <table:table-cell table:style-name="ce4" office:value-type="string">
            <text:p>1. Deletes the selected field and show notification with message “Field Successfully Deleted”</text:p>
            <text:p>2. IP Address is removed the list of RFID reader fields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add field and field will show in RFID readers table and modal</text:p>
          </table:table-cell>
          <table:table-cell table:style-name="ce3" office:value-type="string">
            <text:p>1. Go to customize fields page and look at the asset section</text:p>
            <text:p>2. Type “IP Address” in the input field</text:p>
            <text:p>3. Click Submit button</text:p>
            <text:p>4. Click Yes</text:p>
            <text:p>5. Go to RFID readers tab</text:p>
            <text:p>6. Click Add New</text:p>
          </table:table-cell>
          <table:table-cell office:value-type="string">
            <text:p>1. “IP Address” column is shown in RFID readers table</text:p>
            <text:p>2. “IP Address” text field is shown in Add RFID readers Modal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delete field and deteted field will not be shown in RFID readers table and modal</text:p>
          </table:table-cell>
          <table:table-cell table:style-name="ce3" office:value-type="string">
            <text:p>1. Go to customize fields page and look at the asset section</text:p>
            <text:p>2. Delete “IP Address” field by clicking the “x” button</text:p>
            <text:p>3. Go to RFID readers tab</text:p>
            <text:p>4. Click Add New</text:p>
          </table:table-cell>
          <table:table-cell office:value-type="string">
            <text:p>1. “IP Address” column is not shown in RFID readers table</text:p>
            <text:p>2. “IP Address” text field is not shown in Add RFID readers Modal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2"/>
          <table:table-cell table:number-columns-repeated="1021"/>
        </table:table-row>
        <table:table-row table:style-name="ro1" table:number-rows-repeated="3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lan Customize User Fiel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table:number-columns-spanned="14" table:number-rows-spanned="1">
            <text:p>TEST PLAN :) - Customize fields of user data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Default" table:number-columns-repeated="3"/>
          <table:table-cell table:number-columns-repeated="101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default user fields</text:p>
          </table:table-cell>
          <table:table-cell table:style-name="ce2" office:value-type="string">
            <text:p>1. Go to customize fields page and look at the user<text:span text:style-name="T1"> section</text:span></text:p>
          </table:table-cell>
          <table:table-cell table:style-name="ce2" office:value-type="string">
            <text:p>1. Must show the following fields:</text:p>
            <text:p/>
            <text:p>- email</text:p>
            <text:p>- password</text:p>
            <text:p>- employee id</text:p>
            <text:p>- first name</text:p>
            <text:p>- middle name</text:p>
            <text:p>- last name</text:p>
            <text:p>- position</text:p>
            <text:p>- department</text:p>
            <text:p>- status</text:p>
            <text:p/>
            <text:p>2. all fields except email and password can be edited or removed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dd a field</text:p>
          </table:table-cell>
          <table:table-cell table:style-name="ce3" office:value-type="string">
            <text:p><text:span text:style-name="T3">1. Go to </text:span><text:span text:style-name="T3">customize fields </text:span><text:span text:style-name="T3">page and look at </text:span><text:span text:style-name="T3">the user</text:span><text:span text:style-name="T5"> section</text:span></text:p>
            <text:p>2. Click Submit button</text:p>
          </table:table-cell>
          <table:table-cell office:value-type="string">
            <text:p>1. Must not accept blank input and show notification with message <text:span text:style-name="T1">“Please fill out </text:span><text:span text:style-name="T1">this field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dd a field</text:p>
          </table:table-cell>
          <table:table-cell table:style-name="ce2" office:value-type="string">
            <text:p>1. Go to customize fields page and look at the user section</text:p>
            <text:p>2. Type “Nationality” in the input field</text:p>
            <text:p>3. Click Submit button</text:p>
          </table:table-cell>
          <table:table-cell office:value-type="string">
            <text:p>1. <text:span text:style-name="T2">Must show </text:span><text:span text:style-name="T2">confimation box </text:span><text:span text:style-name="T2">with message </text:span><text:span text:style-name="T1">“Do you want to </text:span><text:span text:style-name="T1">add [field </text:span><text:span text:style-name="T1">name] ?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dd a field</text:p>
          </table:table-cell>
          <table:table-cell table:style-name="ce2" office:value-type="string">
            <text:p>1. Go to customize fields page and look at the user section</text:p>
            <text:p>2. Type “Nationality” in the input field</text:p>
            <text:p>3. Click Submit button</text:p>
            <text:p>4. Click No</text:p>
          </table:table-cell>
          <table:table-cell office:value-type="string">
            <text:p>1. Must not accept the input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dd a field</text:p>
          </table:table-cell>
          <table:table-cell table:style-name="ce3" office:value-type="string">
            <text:p>1. Go to customize fields page and look at the user section</text:p>
            <text:p>2. Type “Nationality” in the input field</text:p>
            <text:p>3. Click Submit button</text:p>
            <text:p>4. Click Yes</text:p>
          </table:table-cell>
          <table:table-cell table:style-name="ce4" office:value-type="string">
            <text:p>1. Accepts the input and show notification with message “Field Successfully Added”</text:p>
            <text:p>2. Nationality is displayed in the list of user fields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d an existing field</text:p>
          </table:table-cell>
          <table:table-cell table:style-name="ce3" office:value-type="string">
            <text:p>1. Go to customize fields page and look at the user section</text:p>
            <text:p>2. Type “Nationality” in the input field</text:p>
            <text:p>3. Click Submit button</text:p>
          </table:table-cell>
          <table:table-cell office:value-type="string">
            <text:p>1. Must not accept the input and show notification with message <text:span text:style-name="T1">“Field </text:span><text:span text:style-name="T1">already exists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elete a field</text:p>
          </table:table-cell>
          <table:table-cell table:style-name="ce3" office:value-type="string">
            <text:p>1. Go to customize fields page and look at the user section</text:p>
            <text:p>2. Click the delete button beside “Nationality”</text:p>
          </table:table-cell>
          <table:table-cell table:style-name="ce4" office:value-type="string">
            <text:p><text:span text:style-name="T3">1. </text:span><text:span text:style-name="T4">Must show </text:span><text:span text:style-name="T4">confimation box </text:span><text:span text:style-name="T4">with message </text:span><text:span text:style-name="T5">“Are you sure </text:span><text:span text:style-name="T5">want to delete </text:span><text:span text:style-name="T5">[field name] ?”</text:span>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elete a field</text:p>
          </table:table-cell>
          <table:table-cell table:style-name="ce3" office:value-type="string">
            <text:p>1. Go to customize fields page and look at the user section</text:p>
            <text:p>2. Click the delete button beside “Nationality”</text:p>
            <text:p>3. Click No</text:p>
          </table:table-cell>
          <table:table-cell table:style-name="ce4" office:value-type="string">
            <text:p>1. Nationality is not deleted from the list of user fields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elete a field</text:p>
          </table:table-cell>
          <table:table-cell table:style-name="ce3" office:value-type="string">
            <text:p>1. Go to customize fields page and look at the user section</text:p>
            <text:p>2. Click the delete button beside “Nationality”</text:p>
            <text:p>3. Click Yes</text:p>
          </table:table-cell>
          <table:table-cell table:style-name="ce4" office:value-type="string">
            <text:p>1. Deletes the selected field and show notification with message “Field Successfully Deleted”</text:p>
            <text:p>2. Nationality is removed the list of user fields</text:p>
          </table:table-cell>
          <table:table-cell table:number-columns-repeated="2"/>
          <table:table-cell office:value-type="string">
            <text:p>Jeremy</text:p>
          </table:table-cell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add field and field will show in users table and modal</text:p>
          </table:table-cell>
          <table:table-cell table:style-name="ce3" office:value-type="string">
            <text:p>1. Go to customize fields page and look at the asset section</text:p>
            <text:p>2. Type “Nationality” in the input field</text:p>
            <text:p>3. Click Submit button</text:p>
            <text:p>4. Click Yes</text:p>
            <text:p>5. Go to users tab</text:p>
            <text:p>6. Click Add New</text:p>
          </table:table-cell>
          <table:table-cell office:value-type="string">
            <text:p>1. “Nationality” column is shown in users table</text:p>
            <text:p>2. “Nationality” text field is shown in Add users Modal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delete field and deteted field will not be shown in users table and modal</text:p>
          </table:table-cell>
          <table:table-cell table:style-name="ce3" office:value-type="string">
            <text:p>1. Go to customize fields page and look at the asset section</text:p>
            <text:p>2. Delete “Nationality” field by clicking the “x” button</text:p>
            <text:p>3. Go to users tab</text:p>
            <text:p>4. Click Add New</text:p>
          </table:table-cell>
          <table:table-cell office:value-type="string">
            <text:p>1. “Nationality” column is not shown in users table</text:p>
            <text:p>2. “Nationality” text field is not shown in Add users Modal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2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2"/>
          <table:table-cell table:number-columns-repeated="1021"/>
        </table:table-row>
        <table:table-row table:style-name="ro1" table:number-rows-repeated="3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Plan Customize Asset Fiel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table:number-columns-spanned="14" table:number-rows-spanned="1">
            <text:p>TEST PLAN :) - Customize fields of asset data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ce6" table:number-columns-repeated="3"/>
          <table:table-cell table:number-columns-repeated="1012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default asset fields</text:p>
          </table:table-cell>
          <table:table-cell table:style-name="ce2" office:value-type="string">
            <text:p>1. Go to settings (gear icon)</text:p>
            <text:p>2. Click the Field Editor button and select “Asset”</text:p>
          </table:table-cell>
          <table:table-cell office:value-type="string">
            <text:p>1. The list is empty when first used. Otherwise, it shows the list of fields that were added, each with a remove option.</text:p>
          </table:table-cell>
          <table:table-cell office:value-type="string">
            <text:p>NG → OK</text:p>
          </table:table-cell>
          <table:table-cell office:value-type="string">
            <text:p>the defaults are different from the expected results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dd a field</text:p>
          </table:table-cell>
          <table:table-cell table:style-name="ce3" office:value-type="string">
            <text:p><text:span text:style-name="T3">1. Go to settings </text:span><text:span text:style-name="T3">(gear icon)</text:span></text:p>
            <text:p><text:span text:style-name="T3">2. Click the Field </text:span><text:span text:style-name="T3">Editor button </text:span><text:span text:style-name="T3">and select </text:span><text:span text:style-name="T3">“Asset”</text:span></text:p>
            <text:p>3. Click Add button</text:p>
          </table:table-cell>
          <table:table-cell office:value-type="string">
            <text:p>1. Must not accept blank input and show notification with message <text:span text:style-name="T1">“Field </text:span><text:span text:style-name="T1">must not be </text:span><text:span text:style-name="T1">empty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 a field</text:p>
          </table:table-cell>
          <table:table-cell table:style-name="ce3" office:value-type="string">
            <text:p><text:span text:style-name="T3">1. Go to settings </text:span><text:span text:style-name="T3">(gear icon)</text:span></text:p>
            <text:p><text:span text:style-name="T3">2. Click the Field </text:span><text:span text:style-name="T3">Editor button </text:span><text:span text:style-name="T3">and select </text:span><text:span text:style-name="T3">“Asset”</text:span></text:p>
            <text:p>3. Type “Quantity” in the input field</text:p>
            <text:p>4. Click Add button</text:p>
          </table:table-cell>
          <table:table-cell office:value-type="string">
            <text:p>1. <text:span text:style-name="T2">Must show </text:span><text:span text:style-name="T2">confirmation box </text:span><text:span text:style-name="T2">with message </text:span><text:span text:style-name="T1">“Do you want to </text:span><text:span text:style-name="T1">add [field </text:span><text:span text:style-name="T1">name] ?”</text:span>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add a field</text:p>
          </table:table-cell>
          <table:table-cell table:style-name="ce3" office:value-type="string">
            <text:p>1. Go to settings (gear icon)</text:p>
            <text:p>2. Click the Field Editor button and select “Asset”</text:p>
            <text:p>3. Type “Quantity” in the input field</text:p>
            <text:p>4. Click Add button</text:p>
            <text:p>5. Click Cancel</text:p>
          </table:table-cell>
          <table:table-cell office:value-type="string">
            <text:p>1. Must not accept the input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add a field</text:p>
          </table:table-cell>
          <table:table-cell table:style-name="ce3" office:value-type="string">
            <text:p><text:span text:style-name="T3">1. Go to settings </text:span><text:span text:style-name="T3">(gear icon)</text:span></text:p>
            <text:p><text:span text:style-name="T3">2. Click the Field </text:span><text:span text:style-name="T3">Editor button </text:span><text:span text:style-name="T3">and select </text:span><text:span text:style-name="T3">“Asset”</text:span></text:p>
            <text:p><text:span text:style-name="T3">3. Type </text:span><text:span text:style-name="T3">“Quantity” in the </text:span><text:span text:style-name="T3">input field</text:span></text:p>
            <text:p><text:span text:style-name="T3">4. Click Add </text:span><text:span text:style-name="T3">button</text:span></text:p>
            <text:p>5. Click Yes</text:p>
          </table:table-cell>
          <table:table-cell table:style-name="ce4" office:value-type="string">
            <text:p><text:span text:style-name="T3">1. Accepts the </text:span><text:span text:style-name="T3">input and show </text:span><text:span text:style-name="T3">notification with </text:span><text:span text:style-name="T3">message </text:span><text:span text:style-name="T5">“Field </text:span><text:span text:style-name="T5">Successfully </text:span><text:span text:style-name="T5">Added”</text:span></text:p>
            <text:p><text:span text:style-name="T4">2. Quantity is </text:span><text:span text:style-name="T4">displayed in the </text:span><text:span text:style-name="T4">list of asset </text:span><text:span text:style-name="T4">fields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dd an existing field</text:p>
          </table:table-cell>
          <table:table-cell table:style-name="ce3" office:value-type="string">
            <text:p><text:span text:style-name="T3">1. Go to settings </text:span><text:span text:style-name="T3">(gear icon)</text:span></text:p>
            <text:p><text:span text:style-name="T3">2. Click the Field </text:span><text:span text:style-name="T3">Editor button </text:span><text:span text:style-name="T3">and select </text:span><text:span text:style-name="T3">“Asset”</text:span></text:p>
            <text:p>3. Type “Quantity” in the input field</text:p>
            <text:p>4. Click Add button</text:p>
          </table:table-cell>
          <table:table-cell office:value-type="string">
            <text:p>1. Must not accept the input and show notification with message <text:span text:style-name="T1">“Field </text:span><text:span text:style-name="T1">already exists”</text:span></text:p>
          </table:table-cell>
          <table:table-cell office:value-type="string">
            <text:p>OK</text:p>
          </table:table-cell>
          <table:table-cell/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elete a field</text:p>
          </table:table-cell>
          <table:table-cell table:style-name="ce3" office:value-type="string">
            <text:p><text:span text:style-name="T3">1. Go to settings </text:span><text:span text:style-name="T3">(gear icon)</text:span></text:p>
            <text:p><text:span text:style-name="T3">2. Click the Field </text:span><text:span text:style-name="T3">Editor button </text:span><text:span text:style-name="T3">and select </text:span><text:span text:style-name="T3">“Asset”</text:span></text:p>
            <text:p>3. Click the delete button beside “Quantity”</text:p>
          </table:table-cell>
          <table:table-cell table:style-name="ce4" office:value-type="string">
            <text:p><text:span text:style-name="T3">1. </text:span><text:span text:style-name="T4">Must show </text:span><text:span text:style-name="T4">confimation box </text:span><text:span text:style-name="T4">with message </text:span><text:span text:style-name="T5">“Are you sure </text:span><text:span text:style-name="T5">you want to </text:span><text:span text:style-name="T5">delete [field </text:span><text:span text:style-name="T5">name] ?”</text:span>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elete a field</text:p>
          </table:table-cell>
          <table:table-cell table:style-name="ce3" office:value-type="string">
            <text:p>1. Go to settings (gear icon)</text:p>
            <text:p>2. Click the Field Editor button and select “Asset”</text:p>
            <text:p>3. Click the delete button beside “Quantity”</text:p>
            <text:p>4. Click Cancel</text:p>
          </table:table-cell>
          <table:table-cell table:style-name="ce4" office:value-type="string">
            <text:p>1. Quantity is not deleted from the list of asset fields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delete a field</text:p>
          </table:table-cell>
          <table:table-cell table:style-name="ce3" office:value-type="string">
            <text:p>1. Go to settings (gear icon)</text:p>
            <text:p>2. Click the Field Editor button and select “Asset”</text:p>
            <text:p>3. Click the delete button beside “Quantity”</text:p>
            <text:p>4. Click Yes</text:p>
          </table:table-cell>
          <table:table-cell table:style-name="ce4" office:value-type="string">
            <text:p><text:span text:style-name="T3">1. Deletes the </text:span><text:span text:style-name="T3">selected field </text:span><text:span text:style-name="T3">and show </text:span><text:span text:style-name="T3">notification with </text:span><text:span text:style-name="T3">message </text:span><text:span text:style-name="T5">“Field </text:span><text:span text:style-name="T5">Successfully </text:span><text:span text:style-name="T5">Deleted”</text:span></text:p>
            <text:p><text:span text:style-name="T4">2. Quantity is </text:span><text:span text:style-name="T4">removed the list </text:span><text:span text:style-name="T4">of asset fields</text:span></text:p>
          </table:table-cell>
          <table:table-cell office:value-type="string">
            <text:p>NG → OK</text:p>
          </table:table-cell>
          <table:table-cell office:value-type="string">
            <text:p>no confirmation message</text:p>
          </table:table-cell>
          <table:table-cell office:value-type="string">
            <text:p>Jeremy</text:p>
          </table:table-cell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10">
          <table:table-cell office:value-type="float" office:value="10">
            <text:p>10</text:p>
          </table:table-cell>
          <table:table-cell office:value-type="string">
            <text:p>add field and field will show in assets table and modal</text:p>
          </table:table-cell>
          <table:table-cell table:style-name="ce3" office:value-type="string">
            <text:p><text:span text:style-name="T3">1. Go to settings </text:span><text:span text:style-name="T3">(gear icon)</text:span></text:p>
            <text:p><text:span text:style-name="T3">2. Click the Field </text:span><text:span text:style-name="T3">Editor button </text:span><text:span text:style-name="T3">and select </text:span><text:span text:style-name="T3">“Asset”</text:span></text:p>
            <text:p><text:span text:style-name="T3">3. Type </text:span><text:span text:style-name="T3">“Quantity” in the </text:span><text:span text:style-name="T3">input field</text:span></text:p>
            <text:p><text:span text:style-name="T3">4. Click Add </text:span><text:span text:style-name="T3">button</text:span></text:p>
            <text:p>5. Click Yes</text:p>
            <text:p>6. Go to Assets Tab</text:p>
            <text:p>7. Click Add New</text:p>
          </table:table-cell>
          <table:table-cell office:value-type="string">
            <text:p>1. “Quantity” column is shown in Assets table</text:p>
            <text:p>2. “Quantity” text field is shown in Add Assets Modal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delete field and deleted field will not be shown in assets table and modal</text:p>
          </table:table-cell>
          <table:table-cell table:style-name="ce3" office:value-type="string">
            <text:p>1. Go to settings (gear icon)</text:p>
            <text:p>2. Click the Field Editor button and select “Asset”</text:p>
            <text:p>3. Click the delete button beside “Quantity”</text:p>
            <text:p>4. Click Yes</text:p>
            <text:p>5. Go to Assets Tab</text:p>
            <text:p>6. Click Add New</text:p>
          </table:table-cell>
          <table:table-cell office:value-type="string">
            <text:p>1. “Quantity” column is not shown in Assets table</text:p>
            <text:p>2. “Quantity” text field is not shown in Add Assets Modal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Jano</text:p>
          </table:table-cell>
          <table:table-cell table:style-name="ce5" office:value-type="date" office:date-value="2018-01-12">
            <text:p>1月12日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2"/>
          <table:table-cell table:number-columns-repeated="6"/>
          <table:table-cell table:style-name="ce6" table:number-columns-repeated="3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ce6" table:number-columns-repeated="3"/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 Commen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11">
          <table:table-cell office:value-type="string">
            <text:p>TEST PLAN Comments</text:p>
          </table:table-cell>
          <table:table-cell table:number-columns-repeated="6"/>
        </table:table-row>
        <table:table-row table:style-name="ro11">
          <table:table-cell office:value-type="string">
            <text:p>No </text:p>
          </table:table-cell>
          <table:table-cell office:value-type="string">
            <text:p>Comments</text:p>
          </table:table-cell>
          <table:table-cell office:value-type="string">
            <text:p>Date Created</text:p>
          </table:table-cell>
          <table:table-cell office:value-type="string">
            <text:p>Fix Description</text:p>
          </table:table-cell>
          <table:table-cell office:value-type="string">
            <text:p>Commented by</text:p>
          </table:table-cell>
          <table:table-cell office:value-type="string">
            <text:p>Fixed by</text:p>
          </table:table-cell>
          <table:table-cell office:value-type="string">
            <text:p>Fix Date</text:p>
          </table:table-cell>
        </table:table-row>
        <table:table-row table:style-name="ro11">
          <table:table-cell office:value-type="float" office:value="1">
            <text:p>1</text:p>
          </table:table-cell>
          <table:table-cell table:number-columns-repeated="6"/>
        </table:table-row>
        <table:table-row table:style-name="ro11">
          <table:table-cell office:value-type="float" office:value="2">
            <text:p>2</text:p>
          </table:table-cell>
          <table:table-cell table:number-columns-repeated="6"/>
        </table:table-row>
        <table:table-row table:style-name="ro11">
          <table:table-cell office:value-type="float" office:value="3">
            <text:p>3</text:p>
          </table:table-cell>
          <table:table-cell table:number-columns-repeated="6"/>
        </table:table-row>
        <table:table-row table:style-name="ro11">
          <table:table-cell office:value-type="float" office:value="4">
            <text:p>4</text:p>
          </table:table-cell>
          <table:table-cell table:number-columns-repeated="6"/>
        </table:table-row>
        <table:table-row table:style-name="ro11">
          <table:table-cell office:value-type="float" office:value="5">
            <text:p>5</text:p>
          </table:table-cell>
          <table:table-cell table:number-columns-repeated="6"/>
        </table:table-row>
        <table:table-row table:style-name="ro11">
          <table:table-cell office:value-type="float" office:value="6">
            <text:p>6</text:p>
          </table:table-cell>
          <table:table-cell table:number-columns-repeated="6"/>
        </table:table-row>
        <table:table-row table:style-name="ro11">
          <table:table-cell office:value-type="float" office:value="7">
            <text:p>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2018/01/15</text:date>, <text:time>16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45:44.93</meta:creation-date>
    <dc:date>2018-01-15T16:23:15.31</dc:date>
    <meta:editing-duration>PT9H31M38S</meta:editing-duration>
    <meta:editing-cycles>59</meta:editing-cycles>
    <meta:generator>OpenOffice/4.1.0$Win32 OpenOffice.org_project/410m18$Build-9764</meta:generator>
    <meta:document-statistic meta:table-count="4" meta:cell-count="252" meta:object-count="0"/>
  </office:meta>
</office:document-meta>
</file>